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fo:color="#2a00ff"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text-properties style:text-underline-style="none" fo:font-weight="bol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SE URL:<text:span text:style-name="T3"> <text:s/></text:span><text:a xlink:type="simple" xlink:href="http://localhost:8080/"><text:span text:style-name="T2">http://localhost:8080/</text:span></text:a><text:span text:style-name="T3"> (for local pc)</text:span></text:p>
      <text:p text:style-name="P2"/>
      <text:p text:style-name="P7">-------------------------------------USER APIS------------------------------------</text:p>
      <text:p text:style-name="P2"/>
      <text:p text:style-name="P2">1. Login API</text:p>
      <text:p text:style-name="Standard"/>
      <text:p text:style-name="Standard"><text:span text:style-name="T2">URL</text:span>: <text:span text:style-name="T1">api/user/login</text:span></text:p>
      <text:p text:style-name="Standard"/>
      <text:p text:style-name="Standard"><text:span text:style-name="T2">Request Type:</text:span> POST</text:p>
      <text:p text:style-name="Standard"/>
      <text:p text:style-name="Standard"><text:span text:style-name="T2">Request Body:</text:span><text:span text:style-name="T3"> <text:s/></text:span>{"uname":"siddharth","pwd":"12345678"}</text:p>
      <text:p text:style-name="Standard"/>
      <text:p text:style-name="P3">Response:</text:p>
      <text:p text:style-name="Standard">{</text:p>
      <text:p text:style-name="Standard"><text:s text:c="2"/>"success": true,</text:p>
      <text:p text:style-name="Standard"><text:s text:c="2"/>"msg": "Loging successful.",</text:p>
      <text:p text:style-name="Standard"><text:s text:c="2"/>"response": {</text:p>
      <text:p text:style-name="Standard"><text:s text:c="4"/>"id": 1,</text:p>
      <text:p text:style-name="Standard"><text:s text:c="4"/>"uname": "siddharth",</text:p>
      <text:p text:style-name="Standard"><text:s text:c="4"/>"full_name": "siddharth suresh yadav",</text:p>
      <text:p text:style-name="Standard"><text:s text:c="4"/>"address": "ballarpur",</text:p>
      <text:p text:style-name="Standard"><text:s text:c="4"/>"mobile_no": "9595063464",</text:p>
      <text:p text:style-name="Standard"><text:s text:c="4"/>"created_on": "2016-10-21 16:00:59.0",</text:p>
      <text:p text:style-name="Standard"><text:s text:c="4"/>"updated_on": "2016-10-21 16:00:59.0",</text:p>
      <text:p text:style-name="Standard"><text:s text:c="4"/>"gender": "M",</text:p>
      <text:p text:style-name="Standard"><text:s text:c="4"/>"dob": "1990-12-30",</text:p>
      <text:p text:style-name="Standard"><text:s text:c="4"/>"profile_pic_url": null</text:p>
      <text:p text:style-name="Standard"><text:s text:c="2"/>}</text:p>
      <text:p text:style-name="Standard">}</text:p>
      <text:p text:style-name="Standard"/>
      <text:p text:style-name="Standard"/>
      <text:p text:style-name="P2">2. Singup API</text:p>
      <text:p text:style-name="Standard"/>
      <text:p text:style-name="Standard"><text:span text:style-name="T2">URL:</text:span> <text:span text:style-name="T1">api/user/signup</text:span></text:p>
      <text:p text:style-name="P5"/>
      <text:p text:style-name="P1">Request Type:<text:span text:style-name="T3"> POST</text:span></text:p>
      <text:p text:style-name="Standard"/>
      <text:p text:style-name="Standard"><text:span text:style-name="T2">Request Body:</text:span> </text:p>
      <text:p text:style-name="Standard">{"uname": "akshay",</text:p>
      <text:p text:style-name="Standard"><text:s text:c="4"/>"full_name": "akshay yadav",</text:p>
      <text:p text:style-name="Standard"><text:s text:c="4"/>"address": "ballarpur",</text:p>
      <text:p text:style-name="Standard"><text:s text:c="4"/>"mobile_no": "9595063464",</text:p>
      <text:p text:style-name="Standard"><text:s text:c="5"/>"pwd": "1111",</text:p>
      <text:p text:style-name="Standard"><text:s text:c="4"/>"created_on": "2016-10-21 16:00:59.0",</text:p>
      <text:p text:style-name="Standard"><text:s text:c="4"/>"updated_on": "2016-10-21 16:00:59.0",</text:p>
      <text:p text:style-name="Standard"><text:s text:c="4"/>"gender": "M",</text:p>
      <text:p text:style-name="Standard"><text:s text:c="4"/>"dob": "1990-12-30"</text:p>
      <text:p text:style-name="Standard"><text:s text:c="2"/>}</text:p>
      <text:p text:style-name="P1">Response:</text:p>
      <text:p text:style-name="P4">{</text:p>
      <text:p text:style-name="P4"><text:s text:c="2"/>"success": true,</text:p>
      <text:p text:style-name="P4"><text:s text:c="2"/>"msg": "User Registered Successfully",</text:p>
      <text:p text:style-name="P4"><text:soft-page-break/><text:s text:c="2"/>"response": {</text:p>
      <text:p text:style-name="P4"><text:s text:c="4"/>"id": 11,</text:p>
      <text:p text:style-name="P4"><text:s text:c="4"/>"uname": "akshay",</text:p>
      <text:p text:style-name="P4"><text:s text:c="4"/>"full_name": "akshay yadav",</text:p>
      <text:p text:style-name="P4"><text:s text:c="4"/>"address": "ballarpur",</text:p>
      <text:p text:style-name="P4"><text:s text:c="4"/>"mobile_no": "9595063464",</text:p>
      <text:p text:style-name="P4"><text:s text:c="4"/>"created_on": "2016-11-03 16:02:01",</text:p>
      <text:p text:style-name="P4"><text:s text:c="4"/>"updated_on": "2016-11-03 16:02:01",</text:p>
      <text:p text:style-name="P4"><text:s text:c="4"/>"gender": "M",</text:p>
      <text:p text:style-name="P4"><text:s text:c="4"/>"dob": "1990-12-30",</text:p>
      <text:p text:style-name="P4"><text:s text:c="4"/>"profile_pic_url": null</text:p>
      <text:p text:style-name="P4"><text:s text:c="2"/>}</text:p>
      <text:p text:style-name="P4">}</text:p>
      <text:p text:style-name="P4"/>
      <text:p text:style-name="P2">3. Update User API</text:p>
      <text:p text:style-name="Standard"/>
      <text:p text:style-name="Standard"><text:span text:style-name="T2">URL:</text:span> <text:span text:style-name="T1">api/user/update</text:span></text:p>
      <text:p text:style-name="P5"/>
      <text:p text:style-name="P1">Request Type:<text:span text:style-name="T3"> PUT</text:span></text:p>
      <text:p text:style-name="Standard"/>
      <text:p text:style-name="Standard"><text:span text:style-name="T2">Request Body:</text:span> <text:s/>(also add "pwd" if updating password)</text:p>
      <text:p text:style-name="Standard">{ "id": 10,</text:p>
      <text:p text:style-name="Standard"><text:s text:c="4"/>"uname": "ram",</text:p>
      <text:p text:style-name="Standard"><text:s text:c="4"/>"full_name": "ram kumar yadav",</text:p>
      <text:p text:style-name="Standard"><text:s text:c="4"/>"address": "ballarpur",</text:p>
      <text:p text:style-name="Standard"><text:s text:c="4"/>"mobile_no": "9595868633"}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User updated Successfully",</text:p>
      <text:p text:style-name="P4"><text:s text:c="2"/>"response": {</text:p>
      <text:p text:style-name="P4"><text:s text:c="4"/>"id": 10,</text:p>
      <text:p text:style-name="P4"><text:s text:c="4"/>"uname": "ram",</text:p>
      <text:p text:style-name="P4"><text:s text:c="4"/>"full_name": "ram kumar yadav",</text:p>
      <text:p text:style-name="P4"><text:s text:c="4"/>"address": "ballarpur",</text:p>
      <text:p text:style-name="P4"><text:s text:c="4"/>"mobile_no": "9595868633",</text:p>
      <text:p text:style-name="P4"><text:s text:c="4"/>"created_on": "2016-11-02 15:39:33.0",</text:p>
      <text:p text:style-name="P4"><text:s text:c="4"/>"updated_on": "2016-11-02 15:58:15"</text:p>
      <text:p text:style-name="P4"><text:s text:c="2"/>}</text:p>
      <text:p text:style-name="P4">}</text:p>
      <text:p text:style-name="P4"/>
      <text:p text:style-name="P2">4. Dr Specialization List API</text:p>
      <text:p text:style-name="Standard"/>
      <text:p text:style-name="Standard"><text:span text:style-name="T2">URL:</text:span> <text:span text:style-name="T1">api/dr/specialization</text:span></text:p>
      <text:p text:style-name="P5"/>
      <text:p text:style-name="P1">Request Type:<text:span text:style-name="T3"> GET</text:span></text:p>
      <text:p text:style-name="Standard"/>
      <text:p text:style-name="Standard"><text:span text:style-name="T2">Request Body:</text:span> <text:s/>N/A</text:p>
      <text:p text:style-name="Standard"/>
      <text:p text:style-name="P1">Response:</text:p>
      <text:p text:style-name="P4">{</text:p>
      <text:p text:style-name="P4"><text:s text:c="2"/>"success": true,</text:p>
      <text:p text:style-name="P4"><text:soft-page-break/><text:s text:c="2"/>"msg": null,</text:p>
      <text:p text:style-name="P4"><text:s text:c="2"/>"response": [</text:p>
      <text:p text:style-name="P4"><text:s text:c="4"/>{</text:p>
      <text:p text:style-name="P4"><text:s text:c="6"/>"id": 1,</text:p>
      <text:p text:style-name="P4"><text:s text:c="6"/>"name": "Dentist"</text:p>
      <text:p text:style-name="P4"><text:s text:c="4"/>},</text:p>
      <text:p text:style-name="P4"><text:s text:c="4"/>{</text:p>
      <text:p text:style-name="P4"><text:s text:c="6"/>"id": 2,</text:p>
      <text:p text:style-name="P4"><text:s text:c="6"/>"name": "Gynecologist/Obstetrician"</text:p>
      <text:p text:style-name="P4"><text:s text:c="4"/>},</text:p>
      <text:p text:style-name="P4"><text:s text:c="4"/>{</text:p>
      <text:p text:style-name="P4"><text:s text:c="6"/>"id": 3,</text:p>
      <text:p text:style-name="P4"><text:s text:c="6"/>"name": "Dermatologiest"</text:p>
      <text:p text:style-name="P4"><text:s text:c="4"/>}]}</text:p>
      <text:p text:style-name="P4"/>
      <text:p text:style-name="P4"/>
      <text:p text:style-name="P4"/>
      <text:p text:style-name="P2">5. Drs list by specialization</text:p>
      <text:p text:style-name="Standard"/>
      <text:p text:style-name="Standard"><text:span text:style-name="T2">URL:</text:span> <text:span text:style-name="T1">api/dr/list/{specialization_id}</text:span></text:p>
      <text:p text:style-name="P5"/>
      <text:p text:style-name="P1">Request Type:<text:span text:style-name="T3"> GET</text:span></text:p>
      <text:p text:style-name="Standard"/>
      <text:p text:style-name="Standard"><text:span text:style-name="T2">Request Body:</text:span> <text:s/>N/A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null,</text:p>
      <text:p text:style-name="P4"><text:s text:c="2"/>"response": [</text:p>
      <text:p text:style-name="P4"><text:s text:c="4"/>{</text:p>
      <text:p text:style-name="P4"><text:s text:c="6"/>"id": 1,</text:p>
      <text:p text:style-name="P4"><text:s text:c="6"/>"drFullName": "Dr. Nikhalesh Nilawar",</text:p>
      <text:p text:style-name="P4"><text:s text:c="6"/>"drSpecializationId": 1,</text:p>
      <text:p text:style-name="P4"><text:s text:c="6"/>"drQualification": "BDS, Fellowship in Implantology",</text:p>
      <text:p text:style-name="P4"><text:s text:c="6"/>"drExperience": 17,</text:p>
      <text:p text:style-name="P4"><text:s text:c="6"/>"drConsulationFee": 200,</text:p>
      <text:p text:style-name="P4"><text:s text:c="6"/>"drContactNum": "0959506346",</text:p>
      <text:p text:style-name="P4"><text:s text:c="6"/>"drClinicName": "Nilawar Multispeciality dental clinic",</text:p>
      <text:p text:style-name="P4"><text:s text:c="6"/>"drClinicAddress": "1st floor, Sadoday Arcade, WHC Road. Landmark:Opposite Bank of Baroda",</text:p>
      <text:p text:style-name="P4"><text:s text:c="6"/>"drClinicRating": 4.5,</text:p>
      <text:p text:style-name="P4"><text:s text:c="6"/>"drVerifiedVia": "Medical License",</text:p>
      <text:p text:style-name="P4"><text:s text:c="6"/>"drServices": "Cosmetic Veneers, Dental Implant Fixing, Cosmetic/Aesthetic Dentistry",</text:p>
      <text:p text:style-name="P4"><text:s text:c="6"/>"dr_profile_pic_url": null,</text:p>
      <text:p text:style-name="P4"><text:s text:c="6"/>"dr_clinic_pics_url": null,</text:p>
      <text:p text:style-name="P4"><text:s text:c="6"/>"dr_clinic_lat": "",</text:p>
      <text:p text:style-name="P4"><text:s text:c="6"/>"dr_clinic_long": "",</text:p>
      <text:p text:style-name="P4"><text:s text:c="6"/>"dr_morning_time_slot_id": 1,</text:p>
      <text:p text:style-name="P4"><text:s text:c="6"/>"dr_afternoon_time_slot_id": 4,</text:p>
      <text:p text:style-name="P4"><text:s text:c="6"/>"dr_evening_time_slot_id": 5,</text:p>
      <text:p text:style-name="P4"><text:s text:c="6"/>"dr_night_time_slot_id": 10,</text:p>
      <text:p text:style-name="P4"><text:soft-page-break/><text:s text:c="6"/>"dr_working_day": "M,T,W,T,F"</text:p>
      <text:p text:style-name="P4"><text:s text:c="4"/>}</text:p>
      <text:p text:style-name="P4"><text:s text:c="2"/>]</text:p>
      <text:p text:style-name="P4">}</text:p>
      <text:p text:style-name="P4"/>
      <text:p text:style-name="P4"/>
      <text:p text:style-name="P2">6. Get Dr. Time slots by timeslot id</text:p>
      <text:p text:style-name="Standard"/>
      <text:p text:style-name="Standard"><text:span text:style-name="T2">URL:</text:span> <text:span text:style-name="T1">api/dr/time_slots</text:span></text:p>
      <text:p text:style-name="P5"/>
      <text:p text:style-name="P1">Request Type:<text:span text:style-name="T3"> POST</text:span></text:p>
      <text:p text:style-name="Standard"/>
      <text:p text:style-name="Standard"><text:span text:style-name="T2">Request Body:</text:span> <text:s/></text:p>
      <text:p text:style-name="Standard">{ "dr_morning_time_slot_id": 1,</text:p>
      <text:p text:style-name="Standard"><text:s text:c="6"/>"dr_afternoon_time_slot_id": 4,</text:p>
      <text:p text:style-name="Standard"><text:s text:c="6"/>"dr_evening_time_slot_id": 5,</text:p>
      <text:p text:style-name="Standard"><text:s text:c="6"/>"dr_night_time_slot_id": 10}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Time slots.",</text:p>
      <text:p text:style-name="P4"><text:s text:c="2"/>"response": {</text:p>
      <text:p text:style-name="P4"><text:s text:c="4"/>"morningTimeSlots": [</text:p>
      <text:p text:style-name="P4"><text:s text:c="6"/>"08:00am",</text:p>
      <text:p text:style-name="P4"><text:s text:c="6"/>"08:30am",</text:p>
      <text:p text:style-name="P4"><text:s text:c="6"/>"09:00am",</text:p>
      <text:p text:style-name="P4"><text:s text:c="6"/>"09:30am",</text:p>
      <text:p text:style-name="P4"><text:s text:c="6"/>"10:00am",</text:p>
      <text:p text:style-name="P4"><text:s text:c="6"/>"10:30am",</text:p>
      <text:p text:style-name="P4"><text:s text:c="6"/>"11:00am",</text:p>
      <text:p text:style-name="P4"><text:s text:c="6"/>"11:30am"</text:p>
      <text:p text:style-name="P4"><text:s text:c="4"/>],</text:p>
      <text:p text:style-name="P4"><text:s text:c="4"/>"afternoonTimeSlots": [</text:p>
      <text:p text:style-name="P4"><text:s text:c="6"/>"12:00pm",</text:p>
      <text:p text:style-name="P4"><text:s text:c="6"/>"12:30pm",</text:p>
      <text:p text:style-name="P4"><text:s text:c="6"/>"01:00pm",</text:p>
      <text:p text:style-name="P4"><text:s text:c="6"/>"01:30pm",</text:p>
      <text:p text:style-name="P4"><text:s text:c="6"/>"02:00pm",</text:p>
      <text:p text:style-name="P4"><text:s text:c="6"/>"02:30pm",</text:p>
      <text:p text:style-name="P4"><text:s text:c="6"/>"03:00pm",</text:p>
      <text:p text:style-name="P4"><text:s text:c="6"/>"03:30pm"</text:p>
      <text:p text:style-name="P4"><text:s text:c="4"/>],</text:p>
      <text:p text:style-name="P4"><text:s text:c="4"/>"eveningTimeSlots": [</text:p>
      <text:p text:style-name="P4"><text:s text:c="6"/>"04:00pm",</text:p>
      <text:p text:style-name="P4"><text:s text:c="6"/>"04:30pm",</text:p>
      <text:p text:style-name="P4"><text:s text:c="6"/>"05:00pm",</text:p>
      <text:p text:style-name="P4"><text:s text:c="6"/>"05:30pm",</text:p>
      <text:p text:style-name="P4"><text:s text:c="6"/>"06:00;06:30pm",</text:p>
      <text:p text:style-name="P4"><text:s text:c="6"/>"07:00pm",</text:p>
      <text:p text:style-name="P4"><text:s text:c="6"/>"07:30pm"</text:p>
      <text:p text:style-name="P4"><text:s text:c="4"/>],</text:p>
      <text:p text:style-name="P4"><text:soft-page-break/><text:s text:c="4"/>"nightTimeSlots": [</text:p>
      <text:p text:style-name="P4"><text:s text:c="6"/>"08:00pm",</text:p>
      <text:p text:style-name="P4"><text:s text:c="6"/>"08:30pm"</text:p>
      <text:p text:style-name="P4"><text:s text:c="4"/>]</text:p>
      <text:p text:style-name="P4"><text:s text:c="2"/>}</text:p>
      <text:p text:style-name="P4">}</text:p>
      <text:p text:style-name="P4"/>
      <text:p text:style-name="P4"/>
      <text:p text:style-name="P2">7. Take appointment</text:p>
      <text:p text:style-name="Standard"/>
      <text:p text:style-name="Standard"><text:span text:style-name="T2">URL:</text:span> <text:span text:style-name="T1">api/user/appointment/take</text:span></text:p>
      <text:p text:style-name="P5"/>
      <text:p text:style-name="P1">Request Type:<text:span text:style-name="T3"> POST</text:span></text:p>
      <text:p text:style-name="Standard"/>
      <text:p text:style-name="Standard"><text:span text:style-name="T2">Request Body:</text:span> <text:s/></text:p>
      <text:p text:style-name="Standard">{"user_id":1,"dr_id":1,"date_time":"2016-10-21 16:00:59","status":1}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Appointment taken Successfully",</text:p>
      <text:p text:style-name="P4"><text:s text:c="2"/>"response": {</text:p>
      <text:p text:style-name="P4"><text:s text:c="4"/>"id": 1,</text:p>
      <text:p text:style-name="P4"><text:s text:c="4"/>"user_id": 1,</text:p>
      <text:p text:style-name="P4"><text:s text:c="4"/>"dr_id": 1,</text:p>
      <text:p text:style-name="P4"><text:s text:c="4"/>"date_time": "2016-10-21 16:00:59",</text:p>
      <text:p text:style-name="P4"><text:s text:c="4"/>"status": "1"</text:p>
      <text:p text:style-name="P4"><text:s text:c="2"/>}</text:p>
      <text:p text:style-name="P4">}</text:p>
      <text:p text:style-name="P4"/>
      <text:p text:style-name="P1">Note:<text:span text:style-name="T3"> status 1: Pending, 2: Approved, 3: Cancelled</text:span></text:p>
      <text:p text:style-name="P1"><text:span text:style-name="T3"/></text:p>
      <text:p text:style-name="P2">8. Reschedule or Cancel Appointment by user</text:p>
      <text:p text:style-name="Standard"/>
      <text:p text:style-name="Standard"><text:span text:style-name="T2">URL:</text:span> <text:span text:style-name="T1">api/user/appointment/update</text:span></text:p>
      <text:p text:style-name="P5"/>
      <text:p text:style-name="P1">Request Type:<text:span text:style-name="T3"> PUT</text:span></text:p>
      <text:p text:style-name="Standard"/>
      <text:p text:style-name="Standard"><text:span text:style-name="T2">Request Body:</text:span> <text:s/></text:p>
      <text:p text:style-name="Standard">{"id":2,"user_id":2,"dr_id":1,"date_time":"2016-10-21 17:00:59","status":3}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Appointment Cancelled Successfully !!",</text:p>
      <text:p text:style-name="P4"><text:s text:c="2"/>"response": {</text:p>
      <text:p text:style-name="P4"><text:s text:c="4"/>"id": 2,</text:p>
      <text:p text:style-name="P4"><text:s text:c="4"/>"user_id": 2,</text:p>
      <text:p text:style-name="P4"><text:s text:c="4"/>"dr_id": 1,</text:p>
      <text:p text:style-name="P4"><text:s text:c="4"/>"date_time": "2016-10-21 17:00:59",</text:p>
      <text:p text:style-name="P4"><text:s text:c="4"/>"status": 3</text:p>
      <text:p text:style-name="P4"><text:s text:c="2"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7H28M23S</meta:editing-duration>
    <meta:editing-cycles>19</meta:editing-cycles>
    <meta:generator>OpenOffice.org/3.3$Win32 OpenOffice.org_project/330m20$Build-9567</meta:generator>
    <dc:date>2016-11-03T19:28:30.71</dc:date>
    <meta:document-statistic meta:table-count="0" meta:image-count="0" meta:object-count="0" meta:page-count="5" meta:paragraph-count="215" meta:word-count="467" meta:character-count="4724"/>
    <meta:user-defined meta:name="Info 1"/>
    <meta:user-defined meta:name="Info 2"/>
    <meta:user-defined meta:name="Info 3"/>
    <meta:user-defined meta:name="Info 4"/>
  </office:meta>
</office:document-meta>
</file>